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style:border-line-width-bottom="0.035cm 0.035cm 0.025cm" fo:padding="0.074cm" fo:border-left="none" fo:border-right="none" fo:border-top="none" fo:border-bottom="2.69pt double #000000" style:join-border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80" fo:font-size="14pt" fo:font-weight="bold" fo:background-color="#ffffff" style:font-size-asian="14pt" style:font-weight-asian="bold" style:font-size-complex="14pt" style:font-weight-complex="bold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*************************************************************************************************************************************************************** </text:p>
      <text:p text:style-name="Standard"><text:s text:c="57"/></text:p>
      <text:p text:style-name="P4">WIFI Debug Procedure</text:p>
      <text:p text:style-name="P3"/>
      <text:p text:style-name="Standard">**************************************************************************************************************************************************************** </text:p>
      <text:p text:style-name="Standard"/>
      <text:p text:style-name="P2">Execute below commands to connect to local Wi-Fi: </text:p>
      <text:p text:style-name="Standard"/>
      <text:p text:style-name="Standard">Load the driver files to Rootfs</text:p>
      <text:p text:style-name="Standard">Copy mrvl firmware directory given by zumi to /&lt;Path_to_Rootfs&gt;/lib/firmware/ </text:p>
      <text:p text:style-name="Standard">Copy mlan.ko, sd8787.ko driver given by zumi to /Path_to_Rootfs/. </text:p>
      <text:p text:style-name="Standard"/>
      <text:p text:style-name="Standard">Copy the Rootfs to sdcard</text:p>
      <text:p text:style-name="Standard"/>
      <text:p text:style-name="Standard">Insert sd card to board</text:p>
      <text:p text:style-name="Standard"/>
      <text:p text:style-name="Standard">After the boot</text:p>
      <text:p text:style-name="Standard">Use the below command to insert the wifi driver.</text:p>
      <text:p text:style-name="Standard">#insmod mlan.ko</text:p>
      <text:p text:style-name="Standard">#insmod sd8xx.ko</text:p>
      <text:p text:style-name="Standard">msg:</text:p>
      <text:p text:style-name="Standard">wlan: Loading MWLAN driver </text:p>
      <text:p text:style-name="Standard">vendor=0x02DF device=0x9119 class=0 function=1 </text:p>
      <text:p text:style-name="Standard">SDIO: max_segs=128 max_seg_size=65535 </text:p>
      <text:p text:style-name="Standard">rx_work=1 cpu_num=2 </text:p>
      <text:p text:style-name="Standard">wlan: Enable TX SG mode </text:p>
      <text:p text:style-name="Standard">wlan: Enable RX SG mode </text:p>
      <text:p text:style-name="Standard">Wlan: FW download over, firmwarelen=465640 downloaded 465640 </text:p>
      <text:p text:style-name="Standard">WLAN FW is active </text:p>
      <text:p text:style-name="Standard">fw_cap_info=0xb03, dev_cap_mask=0xffffffff </text:p>
      <text:p text:style-name="Standard">wlan: Driver loaded successfully </text:p>
      <text:p text:style-name="Standard"/>
      <text:p text:style-name="Standard">then we need to provide the remote wifi passphrase(password)</text:p>
      <text:p text:style-name="Standard"/>
      <text:p text:style-name="Standard">#iwpriv mlan0 passphrase "1;passphrase=xxxxxxxxxxxx" </text:p>
      <text:p text:style-name="Standard">Msg: </text:p>
      <text:p text:style-name="Standard">mlan0 <text:s text:c="4"/>passphrase:1;passphrase= xxxxxxxxxxxx</text:p>
      <text:p text:style-name="Standard"/>
      <text:p text:style-name="P1"><text:span text:style-name="T1">Iwconfig</text:span> <text:s/>is <text:s/>similar <text:s/>to <text:span text:style-name="T1">ifconfig(8)</text:span>, but is dedicated to the wireless interfaces. It is used to set the parameters of the <text:s/>network <text:s/>interface which <text:s/>are <text:s/>specific <text:s/>to the wireless operation.</text:p>
      <text:p text:style-name="Standard"/>
      <text:p text:style-name="Standard">#iwconfig mlan0 essid "Annoor" </text:p>
      <text:p text:style-name="Standard">Msg: </text:p>
      <text:p text:style-name="Standard">wlan: SCAN COMPLETED: scanned AP count=7 </text:p>
      <text:p text:style-name="Standard"/>
      <text:p text:style-name="Standard"/>
      <text:p text:style-name="Standard">#ifconfig mlan0 up </text:p>
      <text:p text:style-name="Standard"/>
      <text:p text:style-name="Standard">#udhcpc -i mlan0 </text:p>
      <text:p text:style-name="Standard">udhcpc (v1.20.2) started </text:p>
      <text:p text:style-name="Standard"><text:soft-page-break/>Sending discover... </text:p>
      <text:p text:style-name="Standard">Sending select for 192.168.2.19... </text:p>
      <text:p text:style-name="Standard">Lease of 192.168.2.19 obtained, lease time 86400 </text:p>
      <text:p text:style-name="Standard">Deleting routers </text:p>
      <text:p text:style-name="Standard">adding dns 192.168.1.1 </text:p>
      <text:p text:style-name="Standard">adding dns 125.22.47.125 </text:p>
      <text:p text:style-name="Standard">adding dns 125.22.47.100 </text:p>
      <text:p text:style-name="Standard"/>
      <text:p text:style-name="Standard"/>
      <text:p text:style-name="Standard">Connect to wifi signal from a external device and once device gets connected after obtaining ip address. </text:p>
      <text:p text:style-name="Standard">Ping the device from board using command</text:p>
      <text:p text:style-name="Standard"/>
      <text:p text:style-name="Standard">#ping 192.168.2.1 </text:p>
      <text:p text:style-name="Standard">PING 192.168.2.1 (192.168.2.1): 56 data bytes </text:p>
      <text:p text:style-name="Standard">64 bytes from 192.168.2.1: icmp_seq=0 ttl=64 time=19.812 ms </text:p>
      <text:p text:style-name="Standard">64 bytes from 192.168.2.1: icmp_seq=1 ttl=64 time=6.590 ms </text:p>
      <text:p text:style-name="Standard">64 bytes from 192.168.2.1: icmp_seq=2 ttl=13 time=4.516 ms </text:p>
      <text:p text:style-name="Standard">64 bytes from 192.168.2.1: icmp_seq=3 ttl=58 time=6.976 ms </text:p>
      <text:p text:style-name="Standard">64 bytes from 192.168.2.1: icmp_seq=4 ttl=1 time=7.017 ms </text:p>
      <text:p text:style-name="Standard">64 bytes from 192.168.2.1: icmp_seq=5 ttl=65 time=4.507 ms </text:p>
      <text:p text:style-name="Standard">64 bytes from 192.168.2.1: icmp_seq=6 ttl=116 time=1.498 ms </text:p>
      <text:p text:style-name="Standard">64 bytes from 192.168.2.1: icmp_seq=7 ttl=187 time=0.830 ms </text:p>
      <text:p text:style-name="Standard">64 bytes from 192.168.2.1: icmp_seq=8 ttl=64 time=4.519 ms </text:p>
      <text:p text:style-name="Standard">-- 192.168.2.1 ping statistics --- </text:p>
      <text:p text:style-name="Standard">9 packets transmitted, 9 packets received, 0% packet loss </text:p>
      <text:p text:style-name="Standard">round-trip min/avg/max/stddev = 0.830/6.252/19.812/5.230 ms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OJ </meta:initial-creator>
    <meta:creation-date>2015-04-08T11:44:14</meta:creation-date>
    <dc:date>1980-01-04T07:01:15</dc:date>
    <dc:creator>MANOJ </dc:creator>
    <meta:editing-duration>PT5M9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2" meta:paragraph-count="59" meta:word-count="318" meta:character-count="2688" meta:non-whitespace-character-count="2314"/>
  </office:meta>
</office:document-meta>
</file>